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文泉驛微米黑" svg:font-family="文泉驛微米黑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25cm" fo:margin-left="-0.208cm" table:align="left" style:writing-mode="lr-tb"/>
    </style:style>
    <style:style style:name="Table1.A" style:family="table-column">
      <style:table-column-properties style:column-width="4.851cm"/>
    </style:style>
    <style:style style:name="Table1.B" style:family="table-column">
      <style:table-column-properties style:column-width="0.176cm"/>
    </style:style>
    <style:style style:name="Table1.C" style:family="table-column">
      <style:table-column-properties style:column-width="0.912cm"/>
    </style:style>
    <style:style style:name="Table1.D" style:family="table-column">
      <style:table-column-properties style:column-width="3.969cm"/>
    </style:style>
    <style:style style:name="Table1.E" style:family="table-column">
      <style:table-column-properties style:column-width="1.369cm"/>
    </style:style>
    <style:style style:name="Table1.F" style:family="table-column">
      <style:table-column-properties style:column-width="0.801cm"/>
    </style:style>
    <style:style style:name="Table1.G" style:family="table-column">
      <style:table-column-properties style:column-width="0.97cm"/>
    </style:style>
    <style:style style:name="Table1.H" style:family="table-column">
      <style:table-column-properties style:column-width="3.978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le1.E1" style:family="table-cell">
      <style:table-cell-properties style:vertical-align="middle" fo:padding-left="0.191cm" fo:padding-right="0.191cm" fo:padding-top="0cm" fo:padding-bottom="0cm" fo:border="0.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0.5pt solid #ffffff" fo:border-right="0.5pt solid #ffffff" fo:border-top="0.5pt solid #ffffff" fo:border-bottom="0.5pt solid #000080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0.5pt solid #ffffff" fo:border-right="none" fo:border-top="0.5pt solid #000080" fo:border-bottom="0.5pt solid #ffffff" style:writing-mode="lr-tb"/>
    </style:style>
    <style:style style:name="Table1.E3" style:family="table-cell">
      <style:table-cell-properties style:vertical-align="bottom" fo:padding-left="0.191cm" fo:padding-right="0.191cm" fo:padding-top="0cm" fo:padding-bottom="0cm" fo:border-left="0.5pt solid #ffffff" fo:border-right="0.5pt solid #ffffff" fo:border-top="0.5pt solid #000080" fo:border-bottom="0.5pt solid #ffffff" style:writing-mode="lr-tb"/>
    </style:style>
    <style:style style:name="Table1.4" style:family="table-row">
      <style:table-row-properties style:min-row-height="0.011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="0.5pt solid #ffffff" style:writing-mode="lr-tb"/>
    </style:style>
    <style:style style:name="Table1.A5" style:family="table-cell">
      <style:table-cell-properties style:vertical-align="bottom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le1.F5" style:family="table-cell">
      <style:table-cell-properties style:vertical-align="bottom" fo:padding-left="0.191cm" fo:padding-right="0.191cm" fo:padding-top="0cm" fo:padding-bottom="0cm" fo:border="0.5pt solid #ffffff" style:writing-mode="lr-tb"/>
    </style:style>
    <style:style style:name="Table1.6" style:family="table-row">
      <style:table-row-properties style:min-row-height="0.554cm" fo:keep-together="auto"/>
    </style:style>
    <style:style style:name="Table1.7" style:family="table-row">
      <style:table-row-properties style:min-row-height="0.265cm" fo:keep-together="auto"/>
    </style:style>
    <style:style style:name="Table1.A7" style:family="table-cell">
      <style:table-cell-properties style:vertical-align="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11" style:family="table-row">
      <style:table-row-properties style:min-row-height="0.127cm"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17" style:family="table-row">
      <style:table-row-properties fo:keep-together="auto"/>
    </style:style>
    <style:style style:name="Table2" style:family="table">
      <style:table-properties style:width="17.025cm" fo:margin-left="-0.208cm" table:align="left" style:writing-mode="lr-tb"/>
    </style:style>
    <style:style style:name="Table2.A" style:family="table-column">
      <style:table-column-properties style:column-width="9.804cm"/>
    </style:style>
    <style:style style:name="Table2.B" style:family="table-column">
      <style:table-column-properties style:column-width="7.221cm"/>
    </style:style>
    <style:style style:name="Table2.1" style:family="table-row">
      <style:table-row-properties style:min-row-height="0.50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000080" fo:border-bottom="0.5pt solid #ffffff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0.5pt solid #ffffff" fo:border-right="none" fo:border-top="0.5pt solid #000080" fo:border-bottom="0.5pt solid #ffffff" style:writing-mode="lr-tb"/>
    </style:style>
    <style:style style:name="Table2.2" style:family="table-row">
      <style:table-row-properties style:min-row-height="1.221cm" fo:keep-together="auto"/>
    </style:style>
    <style:style style:name="Table2.A2" style:family="table-cell">
      <style:table-cell-properties style:vertical-align="" fo:padding-left="0.191cm" fo:padding-right="0.191cm" fo:padding-top="0cm" fo:padding-bottom="0cm" fo:border="0.5pt solid #ffffff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Georgia" style:font-name-asian="Georgia"/>
    </style:style>
    <style:style style:name="P2" style:family="paragraph" style:parent-style-name="Standard">
      <style:paragraph-properties style:snap-to-layout-grid="false"/>
      <style:text-properties fo:font-variant="small-caps" fo:color="#000000" style:font-name="Georgia" fo:font-size="13pt" fo:font-weight="bold" style:font-name-asian="Georgia" style:font-size-asian="13pt" style:font-weight-asian="bold" style:font-name-complex="Georgia" style:font-size-complex="13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Georgia" fo:font-size="10pt" fo:font-weight="bold" style:font-name-asian="Georgia" style:font-size-asian="10pt" style:font-weight-asian="bold" style:font-name-complex="Georgia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0000" style:font-name="Georgia" fo:font-size="11pt" officeooo:paragraph-rsid="001b6d20" style:font-name-asian="Georgia" style:font-size-asian="11pt" style:font-name-complex="Georgia" style:font-size-complex="11pt" style:font-weight-complex="bold"/>
    </style:style>
    <style:style style:name="P6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7" style:family="paragraph" style:parent-style-name="Standard">
      <style:paragraph-properties style:snap-to-layout-grid="false"/>
      <style:text-properties style:font-name="Georgia" style:font-name-asian="Georgia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Georgia" style:font-name-asian="Georgi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Georgia" officeooo:paragraph-rsid="0027a77f" style:font-name-asian="Georgia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1pt" fo:font-weight="bold" officeooo:rsid="003166e0" officeooo:paragraph-rsid="003166e0" style:font-name-asian="Georgia" style:font-size-asian="11pt" style:font-weight-asian="bold" style:font-name-complex="Georgia" style:font-size-complex="11pt"/>
    </style:style>
    <style:style style:name="P11" style:family="paragraph" style:parent-style-name="Standard">
      <style:text-properties style:font-name="Georgia" fo:font-weight="bold" style:font-weight-asian="bold" style:font-weight-complex="bold"/>
    </style:style>
    <style:style style:name="P12" style:family="paragraph" style:parent-style-name="Standard">
      <style:text-properties officeooo:paragraph-rsid="004261f2"/>
    </style:style>
    <style:style style:name="P13" style:family="paragraph" style:parent-style-name="Standard">
      <style:text-properties officeooo:rsid="00474a4a" officeooo:paragraph-rsid="00474a4a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Georgia" fo:font-size="18pt" fo:font-weight="bold" style:font-name-asian="Georgia" style:font-size-asian="18pt" style:font-weight-asian="bold" style:font-name-complex="Georgia" style:font-size-complex="18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style:font-name="Georgia" style:font-name-asian="Georgia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Georgia" style:font-name-asian="Georgia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 style:snap-to-layout-grid="false"/>
      <style:text-properties fo:color="#000000" style:font-name="Georgia" fo:font-size="11pt" officeooo:paragraph-rsid="001ce209" style:font-name-asian="Georgia" style:font-size-asian="11pt" style:font-size-complex="11pt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  <style:text-properties style:font-name="Georgia" style:font-name-asian="Georgia"/>
    </style:style>
    <style:style style:name="P2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  <style:text-properties fo:font-variant="small-caps"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  <style:text-properties fo:font-variant="small-caps" style:font-name="Georgia" fo:font-size="8pt" style:font-name-asian="Georgia" style:font-size-asian="8pt" style:font-name-complex="Georgia" style:font-size-complex="8pt"/>
    </style:style>
    <style:style style:name="P22" style:family="paragraph" style:parent-style-name="Standard">
      <style:paragraph-properties fo:margin-left="-1.6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  <style:text-properties fo:font-variant="small-caps" style:font-name="Georgia" fo:font-size="8pt" style:font-name-asian="Georgia" style:font-size-asian="8pt" style:font-name-complex="Georgia" style:font-size-complex="8pt"/>
    </style:style>
    <style:style style:name="P23" style:family="paragraph" style:parent-style-name="Standard">
      <style:paragraph-properties fo:margin-left="-1.6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  <style:text-properties style:font-name="Georgia" style:font-name-asian="Georgia"/>
    </style:style>
    <style:style style:name="P24" style:family="paragraph" style:parent-style-name="Standard">
      <style:paragraph-properties fo:margin-left="-1.6cm" fo:margin-right="0cm" fo:text-align="end" style:justify-single-word="false" fo:orphans="2" fo:widows="2" fo:text-indent="0cm" style:auto-text-indent="false" style:writing-mode="lr-tb">
        <style:tab-stops>
          <style:tab-stop style:position="11.068cm"/>
          <style:tab-stop style:position="11.098cm"/>
        </style:tab-stops>
      </style:paragraph-properties>
    </style:style>
    <style:style style:name="P25" style:family="paragraph" style:parent-style-name="Standard" style:list-style-name="L1"/>
    <style:style style:name="P26" style:family="paragraph" style:parent-style-name="Standard" style:list-style-name="L1">
      <style:text-properties fo:color="#000000" fo:font-size="11pt" style:font-size-asian="11pt" style:font-size-complex="11pt"/>
    </style:style>
    <style:style style:name="P27" style:family="paragraph" style:parent-style-name="Standard" style:list-style-name="L2">
      <style:text-properties style:font-name="Georgia"/>
    </style:style>
    <style:style style:name="P28" style:family="paragraph" style:parent-style-name="Standard">
      <style:text-properties fo:font-weight="bold" officeooo:rsid="004261f2" officeooo:paragraph-rsid="004261f2" style:font-weight-asian="bold" style:font-weight-complex="bold"/>
    </style:style>
    <style:style style:name="P29" style:family="paragraph" style:parent-style-name="Standard">
      <style:text-properties officeooo:rsid="004c28c5" officeooo:paragraph-rsid="005482a3"/>
    </style:style>
    <style:style style:name="P30" style:family="paragraph" style:parent-style-name="Standard">
      <style:text-properties officeooo:rsid="00474a4a" officeooo:paragraph-rsid="00474a4a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 style:snap-to-layout-grid="false"/>
      <style:text-properties fo:color="#000000" style:font-name="Georgia" fo:font-size="11pt" officeooo:rsid="00284852" officeooo:paragraph-rsid="00293520" style:font-name-asian="Georgia" style:font-size-asian="11pt" style:font-size-complex="11pt"/>
    </style:style>
    <style:style style:name="P32" style:family="paragraph" style:parent-style-name="Standard">
      <loext:graphic-properties draw:fill="none"/>
      <style:paragraph-properties fo:margin-left="0cm" fo:margin-right="-8.1cm" fo:orphans="2" fo:widows="2" fo:hyphenation-ladder-count="no-limit" fo:text-indent="0cm" style:auto-text-indent="false" fo:background-color="transparent" style:writing-mode="lr-tb"/>
      <style:text-properties officeooo:paragraph-rsid="004a63d7" fo:hyphenate="false" fo:hyphenation-remain-char-count="2" fo:hyphenation-push-char-count="2"/>
    </style:style>
    <style:style style:name="P33" style:family="paragraph" style:parent-style-name="Text_20_body" style:master-page-name="Standard">
      <style:paragraph-properties style:page-number="auto"/>
    </style:style>
    <style:style style:name="P34" style:family="paragraph" style:parent-style-name="Heading_20_2">
      <style:paragraph-properties fo:text-align="center" style:justify-single-word="false" style:snap-to-layout-grid="false"/>
      <style:text-properties style:font-name="Georgia" style:font-name-asian="Georgia"/>
    </style:style>
    <style:style style:name="P35" style:family="paragraph" style:parent-style-name="Heading_20_2">
      <style:paragraph-properties style:snap-to-layout-grid="false"/>
      <style:text-properties style:font-name="Georgia" style:font-name-asian="Georgia"/>
    </style:style>
    <style:style style:name="P36" style:family="paragraph" style:parent-style-name="Heading_20_2">
      <style:paragraph-properties fo:margin-top="0cm" fo:margin-bottom="0cm" loext:contextual-spacing="false" fo:line-height="100%" fo:text-align="start" style:justify-single-word="false" style:snap-to-layout-grid="false"/>
      <style:text-properties style:font-name="Georgia" style:font-name-asian="Georgia"/>
    </style:style>
    <style:style style:name="P37" style:family="paragraph" style:parent-style-name="Achievement" style:list-style-name="">
      <style:paragraph-properties fo:margin-left="1.27cm" fo:margin-right="0cm" fo:text-indent="0cm" style:auto-text-indent="false" style:snap-to-layout-grid="false"/>
      <style:text-properties style:font-name="Georgia" style:font-name-asian="Georgia"/>
    </style:style>
    <style:style style:name="T1" style:family="text">
      <style:text-properties fo:font-variant="small-caps" style:font-name="Georgia" fo:font-size="8pt" style:font-name-asian="Georgia" style:font-size-asian="8pt" style:font-name-complex="Georgia" style:font-size-complex="8pt"/>
    </style:style>
    <style:style style:name="T2" style:family="text">
      <style:text-properties fo:font-variant="small-caps" style:font-name="Georgia" fo:font-size="8pt" style:text-underline-style="none" style:font-name-asian="Georgia" style:font-size-asian="8pt" style:font-name-complex="Georgia" style:font-size-complex="8pt"/>
    </style:style>
    <style:style style:name="T3" style:family="text">
      <style:text-properties fo:font-variant="small-caps" style:font-name="Georgia" fo:font-size="10pt" fo:font-style="italic" fo:font-weight="bold" style:font-name-asian="Georgia" style:font-size-asian="10pt" style:font-style-asian="italic" style:font-weight-asian="bold" style:font-name-complex="Georgia" style:font-size-complex="10pt" style:font-style-complex="italic" style:font-weight-complex="bold"/>
    </style:style>
    <style:style style:name="T4" style:family="text">
      <style:text-properties fo:font-variant="small-caps" style:font-name="Georgia" fo:font-size="10pt" style:font-name-asian="Georgia" style:font-size-asian="10pt" style:font-name-complex="Georgia" style:font-size-complex="10pt"/>
    </style:style>
    <style:style style:name="T5" style:family="text">
      <style:text-properties fo:font-variant="small-caps" fo:color="#000000" fo:font-size="9pt" fo:font-weight="normal" style:font-size-asian="9pt" style:font-weight-asian="normal" style:font-name-complex="Georgia" style:font-size-complex="9pt" style:font-weight-complex="normal"/>
    </style:style>
    <style:style style:name="T6" style:family="text">
      <style:text-properties fo:font-variant="small-caps" fo:color="#000000" fo:font-size="9pt" fo:font-weight="normal" style:font-size-asian="9pt" style:font-weight-asian="normal" style:font-name-complex="Calibri" style:font-size-complex="9pt" style:font-weight-complex="normal"/>
    </style:style>
    <style:style style:name="T7" style:family="text">
      <style:text-properties fo:font-variant="small-caps" fo:font-size="18pt" fo:font-weight="normal" style:font-size-asian="18pt" style:font-weight-asian="normal" style:font-name-complex="Georgia" style:font-size-complex="18pt" style:font-weight-complex="normal"/>
    </style:style>
    <style:style style:name="T8" style:family="text">
      <style:text-properties fo:font-variant="small-caps" fo:font-size="10pt" style:font-size-asian="10pt" style:font-name-complex="Georgia" style:font-size-complex="10pt"/>
    </style:style>
    <style:style style:name="T9" style:family="text">
      <style:text-properties fo:font-variant="small-caps" fo:font-size="10pt" fo:font-style="italic" fo:font-weight="bold" style:font-size-asian="10pt" style:font-style-asian="italic" style:font-weight-asian="bold" style:font-name-complex="Georgia" style:font-size-complex="10pt" style:font-style-complex="italic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Georgia" style:text-underline-style="none" style:font-name-asian="Georgia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11pt" officeooo:rsid="002f9690" style:font-size-asian="11pt" style:font-size-complex="11pt"/>
    </style:style>
    <style:style style:name="T14" style:family="text">
      <style:text-properties fo:color="#000000" fo:font-size="11pt" fo:font-weight="normal" style:font-size-asian="11pt" style:font-weight-asian="normal" style:font-name-complex="Georgia" style:font-size-complex="11pt" style:font-weight-complex="normal"/>
    </style:style>
    <style:style style:name="T15" style:family="text">
      <style:text-properties fo:color="#000000" fo:font-size="11pt" fo:font-weight="normal" officeooo:rsid="003166e0" style:font-size-asian="11pt" style:font-weight-asian="normal" style:font-name-complex="Georgia" style:font-size-complex="11pt" style:font-weight-complex="normal"/>
    </style:style>
    <style:style style:name="T16" style:family="text">
      <style:text-properties fo:font-weight="bold" officeooo:rsid="004261f2" style:font-weight-asian="bold" style:font-weight-complex="bold"/>
    </style:style>
    <style:style style:name="T17" style:family="text">
      <style:text-properties fo:font-weight="bold" officeooo:rsid="00455b78" style:font-weight-asian="bold" style:font-weight-complex="bold"/>
    </style:style>
    <style:style style:name="T18" style:family="text">
      <style:text-properties fo:font-size="14pt"/>
    </style:style>
    <style:style style:name="T19" style:family="text">
      <style:text-properties style:font-size-asian="14pt"/>
    </style:style>
    <style:style style:name="T20" style:family="text">
      <style:text-properties officeooo:rsid="004a63d7"/>
    </style:style>
    <style:style style:name="T21" style:family="text">
      <style:text-properties officeooo:rsid="004b115b"/>
    </style:style>
    <style:style style:name="T22" style:family="text">
      <style:text-properties officeooo:rsid="004f981e"/>
    </style:style>
    <style:style style:name="T23" style:family="text">
      <style:text-properties officeooo:rsid="00548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15">Lini,XI XIN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21">Rm. 2, 5F., No.77, Yongli Rd., <text:s text:c="41"/></text:p>
            <text:p text:style-name="P22"><text:s/>Yonghe Dist., New Taipei City 234, Taiwan (R.O.C.)</text:p>
            <text:p text:style-name="P19"><text:span text:style-name="T5">Position</text:span><text:span text:style-name="T6">：</text:span><text:span text:style-name="T5">ML Intern</text:span><text:span text:style-name="T7"> <text:s text:c="22"/></text:span></text:p>
            <text:p text:style-name="P20"><text:s/></text:p>
            <text:p text:style-name="P23"><text:span text:style-name="T9">Mobile</text:span><text:span text:style-name="T8">: +886-986268367 <text:s text:c="27"/></text:span></text:p>
            <text:p text:style-name="P24"><text:span text:style-name="T3">Email</text:span><text:span text:style-name="T4">: </text:span><text:a xlink:type="simple" xlink:href="mailto:lily09290110@gamil.com" text:style-name="Internet_20_link" text:visited-style-name="Visited_20_Internet_20_Link"><text:span text:style-name="Internet_20_link"><text:span text:style-name="T11">lily09290110@gamil.com</text:span></text:span></text:a><text:span text:style-name="T2"> <text:s/></text:span><text:span text:style-name="T1"><text:s text:c="8"/>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8" office:value-type="string">
            <text:p text:style-name="P2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4">(expected) 2018</text:p>
          </table:table-cell>
          <table:covered-table-cell/>
          <table:table-cell table:style-name="Table1.A3" table:number-columns-spanned="2" office:value-type="string">
            <text:p text:style-name="P10">NTUST</text:p>
          </table:table-cell>
          <table:covered-table-cell/>
          <table:table-cell table:style-name="Table1.E3" table:number-columns-spanned="4" office:value-type="string">
            <text:p text:style-name="P5">Taipei, Taiwa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list xml:id="list5235243637797430046" text:style-name="L1">
              <text:list-item>
                <text:p text:style-name="P26">B.S IN Information Technology <text:s text:c="5"/></text:p>
              </text:list-item>
              <text:list-item>
                <text:p text:style-name="P25"><text:span text:style-name="T13">Grades:</text:span><text:span text:style-name="T12"> </text:span><text:span text:style-name="T13">3.68</text:span><text:span text:style-name="T12">/</text:span><text:span text:style-name="T13">4.0(average over all)</text:span></text:p>
              </text:list-item>
            </text:list>
            <text:p text:style-name="P11"><text:span text:style-name="T10">( 2011 – 2014) <text:s text:c="15"/>National Tainan Industrial High School <text:s text:c="5"/></text:span><text:span text:style-name="T14">Ta</text:span><text:span text:style-name="T15">inan</text:span><text:span text:style-name="T14">, Taiwan</text:span></text:p>
            <text:list xml:id="list1136280657637623378" text:style-name="L2">
              <text:list-item>
                <text:p text:style-name="P27">Specialized in Electronic Engineering Department</text:p>
              </text:list-item>
            </text:list>
            <text:p text:style-name="P28"/>
            <text:p text:style-name="P12"><text:span text:style-name="T17">AI/ML PROGRAM</text:span><text:span text:style-name="T16"> EXPERIENCES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Standard"><text:span text:style-name="T21">1.</text:span>Design <text:span text:style-name="T20">the </text:span>image classification <text:span text:style-name="T20">with tensorflow</text:span></text:p>
                  <text:p text:style-name="P32"><text:span text:style-name="T21">2.Implementing</text:span> <text:span text:style-name="T20">the image segmentation</text:span> <text:span text:style-name="T20">with tensorflow</text:span></text:p>
                  <text:p text:style-name="P13"/>
                  <text:p text:style-name="P29">3.<text:span text:style-name="T23">Program the AI game based on the C Language</text:span></text:p>
                  <text:p text:style-name="P13"/>
                  <text:p text:style-name="P3"><text:span text:style-name="T19"/></text:p>
                </table:table-cell>
                <table:table-cell table:style-name="Table2.B1" office:value-type="string">
                  <text:p text:style-name="P14"/>
                </table:table-cell>
              </table:table-row>
              <table:table-row table:style-name="Table2.2">
                <table:table-cell table:style-name="Table2.A2" table:number-columns-spanned="2" office:value-type="string">
                  <text:p text:style-name="Standard"/>
                </table:table-cell>
                <table:covered-table-cell/>
              </table:table-row>
            </table:table>
            <text:p text:style-name="P31"><text:s text:c="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h text:style-name="P36" text:outline-level="2"/>
          </table:table-cell>
          <table:covered-table-cell/>
          <table:table-cell table:style-name="Table1.F5" table:number-columns-spanned="3" office:value-type="string">
            <text:h text:style-name="P36" text:outline-level="2"/>
          </table:table-cell>
          <table:covered-table-cell/>
          <table:covered-table-cell/>
        </table:table-row>
        <table:table-row table:style-name="Table1.6">
          <table:table-cell table:style-name="Table1.E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8"/>
          </table:table-cell>
          <table:table-cell table:style-name="Table1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string">
            <text:p text:style-name="P8"/>
          </table:table-cell>
          <table:covered-table-cell/>
        </table:table-row>
        <table:table-row table:style-name="Table1.8">
          <table:table-cell table:style-name="Table1.F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7"/>
          </table:table-cell>
          <table:covered-table-cell/>
          <table:covered-table-cell/>
          <table:table-cell table:style-name="Table1.A5" table:number-columns-spanned="2" office:value-type="string">
            <text:h text:style-name="P34" text:outline-level="2"/>
          </table:table-cell>
          <table:covered-table-cell/>
          <table:table-cell table:style-name="Table1.F5" table:number-columns-spanned="3" office:value-type="string">
            <text:h text:style-name="P35" text:outline-level="2"/>
          </table:table-cell>
          <table:covered-table-cell/>
          <table:covered-table-cell/>
        </table:table-row>
        <table:table-row table:style-name="Table1.10">
          <table:table-cell table:style-name="Table1.A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table:number-columns-spanned="2" office:value-type="string">
            <text:p text:style-name="P7"/>
          </table:table-cell>
          <table:covered-table-cell/>
          <table:table-cell table:style-name="Table1.A3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E3" office:value-type="string">
            <text:p text:style-name="P8"/>
          </table:table-cell>
        </table:table-row>
        <table:table-row table:style-name="Table1.13">
          <table:table-cell table:style-name="Table1.A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E3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F5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0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文泉驛微米黑" svg:font-family="文泉驛微米黑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TW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文泉驛微米黑" style:font-family-asian="文泉驛微米黑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loext:contextual-spacing="false" style:line-height-at-least="0.423cm" fo:text-align="center" style:justify-single-word="false"/>
      <style:text-properties fo:text-transform="uppercase" style:font-name="Garamond" fo:font-family="Garamond" style:font-family-generic="roman" style:font-pitch="variable" fo:font-size="22pt" fo:letter-spacing="0.141cm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2">
      <style:paragraph-properties fo:margin-left="0.445cm" fo:margin-right="0cm" fo:margin-top="0cm" fo:margin-bottom="0cm" loext:contextual-spacing="false" fo:text-indent="-0.318cm" style:auto-text-indent="false"/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family="Garamond" style:font-family-generic="roman" style:font-pitch="variable" fo:font-size="7.5pt" fo:letter-spacing="0.053cm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12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0.38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0.63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0.88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127cm" fo:text-indent="-2.032cm" fo:margin-left="0.1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381cm" fo:text-indent="-2.286cm" fo:margin-left="0.38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889cm" fo:text-indent="-2.794cm" fo:margin-left="0.88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143cm" fo:text-indent="-3.048cm" fo:margin-left="1.143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Gayle Laakmann</meta:initial-creator>
    <meta:creation-date>2010-08-23T23:27:00</meta:creation-date>
    <dc:date>2017-05-23T23:59:21.953906188</dc:date>
    <meta:print-date>2004-09-22T18:36:00</meta:print-date>
    <meta:editing-cycles>18</meta:editing-cycles>
    <meta:editing-duration>PT3H22M2S</meta:editing-duration>
    <meta:generator>LibreOffice/5.1.0.3$Linux_X86_64 LibreOffice_project/10m0$Build-3</meta:generator>
    <meta:document-statistic meta:table-count="2" meta:image-count="0" meta:object-count="0" meta:page-count="1" meta:paragraph-count="20" meta:word-count="80" meta:character-count="714" meta:non-whitespace-character-count="499"/>
  </office:meta>
</office:document-meta>
</file>